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3f5fbf" style:font-name="Courier New" fo:font-size="10pt" style:text-underline-style="none" style:font-name-asian="Courier New" style:font-size-asian="10pt" style:font-name-complex="Courier New" style:font-size-complex="10pt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Courier New" fo:font-size="13pt" fo:font-style="normal" style:text-underline-style="none" fo:font-weight="bold" style:font-name-asian="Courier New" style:font-size-asian="13pt" style:font-style-asian="normal" style:font-weight-asian="bold" style:font-name-complex="Courier New" style:font-size-complex="13pt" style:font-style-complex="normal" style:font-weight-complex="bold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none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f5fbf"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fo:color="#3f5fbf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T4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5" style:family="text">
      <style:text-properties style:text-underline-style="none"/>
    </style:style>
    <style:style style:name="T6" style:family="text">
      <style:text-properties fo:color="#000000"/>
    </style:style>
    <style:style style:name="T7" style:family="text">
      <style:text-properties fo:color="#000000" style:text-underline-style="non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7f0055" fo:font-weight="bold" style:font-weight-asian="bold" style:font-weight-complex="bold"/>
    </style:style>
    <style:style style:name="T10" style:family="text">
      <style:text-properties fo:color="#7f0055" style:text-underline-style="none" fo:font-weight="bold" style:font-weight-asian="bold" style:font-weight-complex="bold"/>
    </style:style>
    <style:style style:name="T11" style:family="text">
      <style:text-properties fo:color="#3f7f5f"/>
    </style:style>
    <style:style style:name="T12" style:family="text">
      <style:text-properties fo:color="#3f7f5f" style:text-underline-style="solid" style:text-underline-width="auto" style:text-underline-color="font-color"/>
    </style:style>
    <style:style style:name="T13" style:family="text">
      <style:text-properties fo:color="#0000c0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>Resumo Capítulo 1</text:p>
      <text:p text:style-name="P4"><text:s/></text:p>
      <text:p text:style-name="P4"/>
      <text:p text:style-name="P4">Comparação de Strings</text:p>
      <text:p text:style-name="P4">(1) O importante a notar é que strings de mesmo valor, vão sendo alocadas</text:p>
      <text:p text:style-name="P4">no mesmo objeto.</text:p>
      <text:p text:style-name="P4">Ou seja, dado uma string declarada com valor "teste", novas strings </text:p>
      <text:p text:style-name="P4">com esse valor, serão o mesmo objeto, e terão == retornando iguais</text:p>
      <text:p text:style-name="P4"/>
      <text:p text:style-name="P4">(2) Se for dado um "new String", o retorno de == será diferente</text:p>
      <text:p text:style-name="P4">pois será alocado um novo espaço de memória, mesmo sendo o mesmo valor</text:p>
      <text:p text:style-name="P4"/>
      <text:p text:style-name="P8"><text:span text:style-name="T4"/></text:p>
      <text:p text:style-name="P8"><text:span text:style-name="T4"/></text:p>
      <text:p text:style-name="P4">Convenções de código</text:p>
      <text:p text:style-name="P4">Classes e interfaces: iniciam com letra maiuscula</text:p>
      <text:p text:style-name="P4">Ex.: Pessoa, CustomerController</text:p>
      <text:p text:style-name="P4"><text:span text:style-name="T4"/></text:p>
      <text:p text:style-name="P4">Identificadores legais começam com</text:p>
      <text:list xml:id="list43678990" text:style-name="L1">
        <text:list-item>
          <text:p text:style-name="P5">uma letra</text:p>
        </text:list-item>
        <text:list-item>
          <text:p text:style-name="P5">underscore (_)</text:p>
        </text:list-item>
        <text:list-item>
          <text:p text:style-name="P5">ou o cifrão ($)</text:p>
        </text:list-item>
      </text:list>
      <text:p text:style-name="P6"/>
      <text:p text:style-name="P6">Variáveis: primeira letra minúscula. Padrão camelCase.</text:p>
      <text:p text:style-name="P6"/>
      <text:p text:style-name="P6">Constantes: Todas as letras maiúsculas (separação por underline)</text:p>
      <text:p text:style-name="P6"/>
      <text:p text:style-name="P6">Métodos: primeira letra minúscula. Padrão camelCase.</text:p>
      <text:p text:style-name="P8"><text:span text:style-name="T4"/></text:p>
      <text:p text:style-name="P8"><text:span text:style-name="T4"/></text:p>
      <text:p text:style-name="P9"><text:span text:style-name="T4">Inicialização</text:span></text:p>
      <text:p text:style-name="P2">Tanto variáveis static como de instâncias são inicializadas com valor default.</text:p>
      <text:p text:style-name="P2"/>
      <text:p text:style-name="P1">Inicialização de arrays</text:p>
      <text:p text:style-name="P2"><text:span text:style-name="T6"><text:tab/><text:tab/></text:span><text:span text:style-name="T9">int</text:span><text:span text:style-name="T6"> </text:span><text:span text:style-name="T6">a</text:span><text:span text:style-name="T6">[] = </text:span><text:span text:style-name="T9">new</text:span><text:span text:style-name="T6"> </text:span><text:span text:style-name="T9">int</text:span><text:span text:style-name="T6">[3];</text:span></text:p>
      <text:p text:style-name="P3"><text:span text:style-name="T6"><text:tab/><text:tab/></text:span><text:span text:style-name="T9">int</text:span><text:span text:style-name="T6"> []</text:span><text:span text:style-name="T6">b</text:span><text:span text:style-name="T6">[] = </text:span><text:span text:style-name="T9">new</text:span><text:span text:style-name="T6"> </text:span><text:span text:style-name="T9">int</text:span><text:span text:style-name="T6">[4][5];</text:span></text:p>
      <text:p text:style-name="P3"><text:span text:style-name="T6"><text:tab/><text:tab/></text:span><text:span text:style-name="T9">int</text:span><text:span text:style-name="T6"> </text:span><text:span text:style-name="T6">c</text:span><text:span text:style-name="T6">[] = {2,3,4};</text:span></text:p>
      <text:p text:style-name="P3"><text:span text:style-name="T6"><text:tab/><text:tab/></text:span><text:span text:style-name="T9">int</text:span><text:span text:style-name="T6"> []d[][] = </text:span><text:span text:style-name="T9">new</text:span><text:span text:style-name="T6"> </text:span><text:span text:style-name="T9">int</text:span><text:span text:style-name="T6">[4][5][6];</text:span></text:p>
      <text:p text:style-name="P4"><text:tab/><text:tab/>d[3][4][5] = 4;</text:p>
      <text:p text:style-name="P4"><text:tab/><text:tab/></text:p>
      <text:p text:style-name="P3"><text:span text:style-name="T6"><text:tab/><text:tab/></text:span><text:span text:style-name="T11">// </text:span><text:span text:style-name="T11">inicialização</text:span><text:span text:style-name="T11"> </text:span><text:span text:style-name="T11">anônima</text:span></text:p>
      <text:p text:style-name="P3"><text:span text:style-name="T6"><text:tab/><text:tab/></text:span><text:span text:style-name="T11">// </text:span><text:span text:style-name="T11">não</text:span><text:span text:style-name="T11"> é </text:span><text:span text:style-name="T11">declarado</text:span><text:span text:style-name="T11"> o </text:span><text:span text:style-name="T11">tamanho</text:span><text:span text:style-name="T11"> no new</text:span></text:p>
      <text:p text:style-name="P3"><text:span text:style-name="T6"><text:tab/><text:tab/></text:span><text:span text:style-name="T9">int</text:span><text:span text:style-name="T6">[]e[] = </text:span><text:span text:style-name="T9">new</text:span><text:span text:style-name="T6"> </text:span><text:span text:style-name="T9">int</text:span><text:span text:style-name="T6">[][]{ {1,2}, {56,9} };</text:span></text:p>
      <text:p text:style-name="P4"><text:tab/><text:tab/></text:p>
      <text:p text:style-name="P3"><text:span text:style-name="T6"><text:tab/><text:tab/></text:span><text:span text:style-name="T11">// </text:span><text:span text:style-name="T11">mesmo</text:span><text:span text:style-name="T11"> </text:span><text:span text:style-name="T11">efeito</text:span><text:span text:style-name="T11"> </text:span><text:span text:style-name="T11">da</text:span><text:span text:style-name="T11"> </text:span><text:span text:style-name="T11">inicialização</text:span><text:span text:style-name="T11"> </text:span><text:span text:style-name="T11">anônima</text:span></text:p>
      <text:p text:style-name="P3"><text:span text:style-name="T6"><text:tab/><text:tab/></text:span><text:span text:style-name="T9">int</text:span><text:span text:style-name="T6">[]</text:span><text:span text:style-name="T6">f</text:span><text:span text:style-name="T6">[] = { {1,2}, {56,9} };</text:span></text:p>
      <text:p text:style-name="P4"><text:tab/><text:tab/></text:p>
      <text:p text:style-name="P3"><text:span text:style-name="T6"><text:tab/><text:tab/></text:span><text:span text:style-name="T11">// compile </text:span><text:span text:style-name="T11">mas</text:span><text:span text:style-name="T11"> </text:span><text:span text:style-name="T11">gera</text:span><text:span text:style-name="T11"> ArrayIndexOutOfBoundsException</text:span></text:p>
      <text:p text:style-name="P4"><text:tab/><text:tab/>d[3][4][6] = 3;</text:p>
      <text:p text:style-name="P2"/>
      <text:p text:style-name="P1">Herança</text:p>
      <text:p text:style-name="P2"><text:span text:style-name="T6">// considera-se que “a” é var com modificador default, e “b” protected</text:span></text:p>
      <text:p text:style-name="P2"><text:span text:style-name="T6">Heranca </text:span><text:span text:style-name="T13">h</text:span><text:span text:style-name="T6"> = </text:span><text:span text:style-name="T9">new</text:span><text:span text:style-name="T6"> Heranca();</text:span></text:p>
      <text:p text:style-name="P3"><text:span text:style-name="T6"><text:tab/></text:span><text:span text:style-name="T9">void</text:span><text:span text:style-name="T6"> teste(){</text:span></text:p>
      <text:p text:style-name="P3"><text:span text:style-name="T6"><text:tab/><text:tab/></text:span><text:span text:style-name="T13">h</text:span><text:span text:style-name="T6">.</text:span><text:span text:style-name="T13">a</text:span><text:span text:style-name="T6"> = 3;</text:span></text:p>
      <text:p text:style-name="P3"><text:span text:style-name="T6"><text:tab/><text:tab/></text:span><text:span text:style-name="T11">// </text:span><text:span text:style-name="T11">acesso</text:span><text:span text:style-name="T11"> do </text:span><text:span text:style-name="T11">mesmo</text:span><text:span text:style-name="T11"> </text:span><text:span text:style-name="T11">pacote</text:span><text:span text:style-name="T11"> (</text:span><text:span text:style-name="T11">se</text:span><text:span text:style-name="T11"> </text:span><text:span text:style-name="T11">fosse</text:span><text:span text:style-name="T11"> </text:span><text:span text:style-name="T11">fora</text:span><text:span text:style-name="T11"> do </text:span><text:span text:style-name="T11">pacote</text:span><text:span text:style-name="T11">, </text:span><text:span text:style-name="T11">daria</text:span><text:span text:style-name="T11"> </text:span><text:span text:style-name="T11">erro</text:span><text:span text:style-name="T11"> </text:span><text:span text:style-name="T11">de</text:span><text:span text:style-name="T11"> </text:span><text:span text:style-name="T11">compilação</text:span><text:span text:style-name="T11">)</text:span></text:p>
      <text:p text:style-name="P3"><text:span text:style-name="T6"><text:tab/><text:tab/></text:span><text:span text:style-name="T13">h</text:span><text:span text:style-name="T6">.</text:span><text:span text:style-name="T13">b</text:span><text:span text:style-name="T6"> = 4;</text:span></text:p>
      <text:p text:style-name="P3"><text:span text:style-name="T6"><text:tab/><text:tab/></text:span><text:span text:style-name="T11">// </text:span><text:span text:style-name="T11">acesso</text:span><text:span text:style-name="T11"> via </text:span><text:span text:style-name="T11">heranca</text:span></text:p>
      <text:p text:style-name="P3"><text:span text:style-name="T6"><text:tab/><text:tab/></text:span><text:span text:style-name="T13">b</text:span><text:span text:style-name="T6"> = 5;</text:span></text:p>
      <text:p text:style-name="P4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23:47:50.63</meta:creation-date>
    <meta:print-date>2013-01-30T00:01:01.12</meta:print-date>
    <meta:document-statistic meta:table-count="0" meta:image-count="0" meta:object-count="0" meta:page-count="1" meta:paragraph-count="47" meta:word-count="245" meta:character-count="1477"/>
    <dc:date>2013-01-30T00:01:52.84</dc:date>
    <meta:editing-duration>PT00H14M05S</meta:editing-duration>
    <meta:editing-cycles>1</meta:editing-cycles>
    <meta:generator>OpenOffice.org/3.2$Win32 OpenOffice.org_project/320m18$Build-9502</meta:generator>
  </office:meta>
</office:document-meta>
</file>